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PatternHintTests.fileI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PatternHintTests.fileA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PatternHintTests.anyFileInDirectoryAtAny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PatternHintTests.roo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PatternHintTests.patternWithLeadingSlashIsRe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PatternHintTests.extensionInDirectoryAtAny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PatternHintTests.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